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db68d" officeooo:paragraph-rsid="000db68d"/>
    </style:style>
    <style:style style:name="P2" style:family="paragraph" style:parent-style-name="Standard">
      <style:paragraph-properties fo:text-align="end" style:justify-single-word="false"/>
      <style:text-properties officeooo:rsid="000db68d" officeooo:paragraph-rsid="000db68d"/>
    </style:style>
    <style:style style:name="P3" style:family="paragraph" style:parent-style-name="Standard">
      <style:paragraph-properties fo:text-align="start" style:justify-single-word="false"/>
      <style:text-properties officeooo:rsid="000db68d" officeooo:paragraph-rsid="000db68d"/>
    </style:style>
    <style:style style:name="P4" style:family="paragraph" style:parent-style-name="Standard">
      <style:text-properties officeooo:rsid="000db68d" officeooo:paragraph-rsid="001c3783"/>
    </style:style>
    <style:style style:name="P5" style:family="paragraph" style:parent-style-name="Standard">
      <style:paragraph-properties fo:text-align="start" style:justify-single-word="false"/>
      <style:text-properties officeooo:rsid="00141017" officeooo:paragraph-rsid="00141017"/>
    </style:style>
    <style:style style:name="P6" style:family="paragraph" style:parent-style-name="Standard">
      <style:paragraph-properties fo:text-align="start" style:justify-single-word="false"/>
      <style:text-properties officeooo:rsid="000e6083" officeooo:paragraph-rsid="000e6083"/>
    </style:style>
    <style:style style:name="P7" style:family="paragraph" style:parent-style-name="Standard">
      <style:paragraph-properties fo:text-align="justify" style:justify-single-word="false"/>
      <style:text-properties officeooo:rsid="000e6083" officeooo:paragraph-rsid="00141017"/>
    </style:style>
    <style:style style:name="P8" style:family="paragraph" style:parent-style-name="Standard">
      <style:paragraph-properties fo:text-align="justify" style:justify-single-word="false"/>
      <style:text-properties officeooo:rsid="000e6083" officeooo:paragraph-rsid="0021301b"/>
    </style:style>
    <style:style style:name="P9" style:family="paragraph" style:parent-style-name="Standard">
      <style:paragraph-properties fo:text-align="justify" style:justify-single-word="false"/>
      <style:text-properties officeooo:rsid="000e6083" officeooo:paragraph-rsid="0023ba6f"/>
    </style:style>
    <style:style style:name="P10" style:family="paragraph" style:parent-style-name="Standard">
      <style:paragraph-properties fo:text-align="start" style:justify-single-word="false"/>
      <style:text-properties officeooo:rsid="0016339f" officeooo:paragraph-rsid="001759b6"/>
    </style:style>
    <style:style style:name="P11" style:family="paragraph" style:parent-style-name="Standard">
      <style:paragraph-properties fo:text-align="justify" style:justify-single-word="false"/>
      <style:text-properties officeooo:rsid="00141017" officeooo:paragraph-rsid="00214e63"/>
    </style:style>
    <style:style style:name="P12" style:family="paragraph" style:parent-style-name="Standard">
      <style:paragraph-properties fo:text-align="end" style:justify-single-word="false"/>
      <style:text-properties officeooo:rsid="00150906" officeooo:paragraph-rsid="00261b92"/>
    </style:style>
    <style:style style:name="P13" style:family="paragraph" style:parent-style-name="Standard">
      <style:paragraph-properties fo:text-align="start" style:justify-single-word="false"/>
      <style:text-properties officeooo:rsid="00150906" officeooo:paragraph-rsid="00261b92"/>
    </style:style>
    <style:style style:name="P14" style:family="paragraph" style:parent-style-name="Standard">
      <style:paragraph-properties fo:text-align="start" style:justify-single-word="false"/>
      <style:text-properties officeooo:rsid="000db68d" officeooo:paragraph-rsid="000db68d"/>
    </style:style>
    <style:style style:name="P15" style:family="paragraph" style:parent-style-name="Standard">
      <style:paragraph-properties fo:text-align="justify" style:justify-single-word="false"/>
      <style:text-properties officeooo:rsid="0026ca70" officeooo:paragraph-rsid="0026ca70"/>
    </style:style>
    <style:style style:name="T1" style:family="text">
      <style:text-properties officeooo:rsid="000ee991"/>
    </style:style>
    <style:style style:name="T2" style:family="text">
      <style:text-properties officeooo:rsid="00141017"/>
    </style:style>
    <style:style style:name="T3" style:family="text">
      <style:text-properties officeooo:rsid="001c3783"/>
    </style:style>
    <style:style style:name="T4" style:family="text">
      <style:text-properties officeooo:rsid="001defc4"/>
    </style:style>
    <style:style style:name="T5" style:family="text">
      <style:text-properties officeooo:rsid="001f5e85"/>
    </style:style>
    <style:style style:name="T6" style:family="text">
      <style:text-properties officeooo:rsid="0021301b"/>
    </style:style>
    <style:style style:name="T7" style:family="text">
      <style:text-properties officeooo:rsid="00214e63"/>
    </style:style>
    <style:style style:name="T8" style:family="text">
      <style:text-properties officeooo:rsid="002210ce"/>
    </style:style>
    <style:style style:name="T9" style:family="text">
      <style:text-properties officeooo:rsid="0023ba6f"/>
    </style:style>
    <style:style style:name="T10" style:family="text">
      <style:text-properties officeooo:rsid="0023f85c"/>
    </style:style>
    <style:style style:name="T11" style:family="text">
      <style:text-properties officeooo:rsid="0025307b"/>
    </style:style>
    <style:style style:name="T12" style:family="text">
      <style:text-properties officeooo:rsid="00261076"/>
    </style:style>
    <style:style style:name="T13" style:family="text">
      <style:text-properties officeooo:rsid="00261b92"/>
    </style:style>
    <style:style style:name="T14" style:family="text">
      <style:text-properties officeooo:rsid="00269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ffrey Fouché</text:p>
      <text:p text:style-name="P4">25 <text:span text:style-name="T3">r</text:span>ue du Plessis</text:p>
      <text:p text:style-name="P4">77126 Chatenay-sur-Seine,</text:p>
      <text:p text:style-name="P1">06 11 87 39 17</text:p>
      <text:p text:style-name="P1"><text:a xlink:type="simple" xlink:href="mailto:joffrey.fouche@etu.u-pec.fr" text:style-name="Internet_20_link" text:visited-style-name="Visited_20_Internet_20_Link">joffrey.fouche@etu.u-pec.fr</text:a></text:p>
      <text:p text:style-name="P1"/>
      <text:p text:style-name="P2">A l’attention du responsable de recrutement</text:p>
      <text:p text:style-name="P2">Entreprise XXX</text:p>
      <text:p text:style-name="P2"/>
      <text:p text:style-name="P2"/>
      <text:p text:style-name="P2">Fontainebleau, <text:span text:style-name="T13">le </text:span>10 février 2022</text:p>
      <text:p text:style-name="P2"/>
      <text:p text:style-name="P2"/>
      <text:p text:style-name="P3">Objet : Candidature pour un stage de deuxi<text:span text:style-name="T2">è</text:span>me année de BUT Informatique <text:span text:style-name="T12">en développement web</text:span></text:p>
      <text:p text:style-name="P3"/>
      <text:p text:style-name="P3"/>
      <text:p text:style-name="P3"/>
      <text:p text:style-name="P3"><text:tab/>Monsieur, Madame,</text:p>
      <text:p text:style-name="P3"/>
      <text:p text:style-name="P3"/>
      <text:p text:style-name="P8"><text:span text:style-name="T11">Agé</text:span> 18 ans, je suis <text:span text:style-name="T5">actuellement étudiant </text:span>en première année de BUT Informatique à Fontainebleau. </text:p>
      <text:p text:style-name="P9"><text:span text:style-name="T9">Suite à mes</text:span><text:span text:style-name="T6"> recherches, votre entreprise </text:span><text:span text:style-name="T7">spécialisée en développement </text:span><text:span text:style-name="T8">web </text:span><text:span text:style-name="T6">a attiré mon attention. C’est pourquoi, j</text:span>e postule pour un stage<text:span text:style-name="T4"> </text:span>à partir du <text:span text:style-name="T1">4 avril 2023, </text:span><text:span text:style-name="T3">pour</text:span><text:span text:style-name="T1"> une durée comprise entre 8 et 12 semaines. </text:span></text:p>
      <text:p text:style-name="P7"/>
      <text:p text:style-name="P11"><text:span text:style-name="T6">J’ai</text:span> <text:span text:style-name="T6">pratiqué</text:span> du développement web <text:span text:style-name="T6">(</text:span>html5<text:span text:style-name="T6">)</text:span> qui s’est conclu par la réalisation et la présentation d’un site web en groupe <text:span text:style-name="T12">de deux ou trois personnes</text:span>. <text:span text:style-name="T12">Nous étions trois dans notre groupe. </text:span><text:span text:style-name="T13">Les autres membres de notre équipe</text:span><text:span text:style-name="T12"> se sont occupés respectivement de tout le contenu du site pour l’un et de la partie CSS pour le second. Pour ma part je me suis chargé de l’HTML, </text:span><text:span text:style-name="T13">et plus principalement de </text:span><text:span text:style-name="T12">l’architecture du site ainsi que les liens de ce dernier.</text:span> <text:span text:style-name="T7">Vous pouvez consultez</text:span> <text:span text:style-name="T10">celui</text:span><text:span text:style-name="T7"> que nous avons créé</text:span>  <text:span text:style-name="T10">avec le lien ci-dessous </text:span>: <text:a xlink:type="simple" xlink:href="https://dwarves.iut-fbleau.fr/~horville/autowheels" text:style-name="Internet_20_link" text:visited-style-name="Visited_20_Internet_20_Link">https://dwarves.iut-fbleau.fr/~horville/autowheels</text:a><text:span text:style-name="T14">(</text:span>, <text:span text:style-name="T14">nous avons obtenu la note de 15/20)</text:span></text:p>
      <text:p text:style-name="P11"/>
      <text:p text:style-name="P15">Je n’ai pas encore réaliser d’autre projet en html a ce jour cependant <text:s/>en suivant les cours </text:p>
      <text:p text:style-name="P5"/>
      <text:p text:style-name="P10">Je <text:span text:style-name="T12">suis</text:span> a votre disposition pour <text:span text:style-name="T5">tout renseignement complémentaire et pour</text:span> un <text:span text:style-name="T8">éventuel </text:span>entretien <text:span text:style-name="T5">au sein de votre entreprise </text:span><text:span text:style-name="T12">si vous le souhaitez</text:span>.</text:p>
      <text:p text:style-name="P6"/>
      <text:p text:style-name="P13">Je vous prie d’agréer Monsieur, Madame, mes sincères salutations.</text:p>
      <text:p text:style-name="P13"/>
      <text:p text:style-name="P13"/>
      <text:p text:style-name="P12"/>
      <text:p text:style-name="P12"/>
      <text:p text:style-name="P12">Joffrey Fouché <text:s text:c="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0:02:59.658305290</meta:creation-date>
    <meta:editing-duration>PT1H30M10S</meta:editing-duration>
    <meta:editing-cycles>11</meta:editing-cycles>
    <meta:generator>LibreOffice/7.1.4.2$Linux_X86_64 LibreOffice_project/10$Build-2</meta:generator>
    <dc:date>2022-03-09T10:00:58.872102435</dc:date>
    <meta:document-statistic meta:table-count="0" meta:image-count="0" meta:object-count="0" meta:page-count="1" meta:paragraph-count="17" meta:word-count="247" meta:character-count="1556" meta:non-whitespace-character-count="1304"/>
  </office:meta>
</office:document-meta>
</file>